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 Web" svg:font-family="'Segoe UI Web', 'Segoe UI', 'Segoe WP', 'Segoe UI Emoji', Tahoma, Arial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d4c" officeooo:paragraph-rsid="0011ed4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ed4c" officeooo:paragraph-rsid="0011ed4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zpieczeństwo sieci komputerowych</text:p>
      <text:p text:style-name="P2">Temat: Aktualizacja oprogramowania i przywracanie ustawień fabrycznych</text:p>
      <text:p text:style-name="P1"/>
      <text:p text:style-name="P1">Data: 19/02/2022 </text:p>
      <text:p text:style-name="P1">Ewa Namysł</text:p>
      <text:p text:style-name="P1">Informatyka stosowana, III rok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 Web" svg:font-family="'Segoe UI Web', 'Segoe UI', 'Segoe WP', 'Segoe UI Emoji', Tahoma, Arial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9T14:51:20.965000000</dc:date>
    <meta:editing-duration>PT9M26S</meta:editing-duration>
    <meta:editing-cycles>1</meta:editing-cycles>
    <meta:document-statistic meta:table-count="0" meta:image-count="0" meta:object-count="0" meta:page-count="1" meta:paragraph-count="5" meta:word-count="18" meta:character-count="161" meta:non-whitespace-character-count="147"/>
    <meta:generator>LibreOffice/7.2.0.4$Windows_X86_64 LibreOffice_project/9a9c6381e3f7a62afc1329bd359cc48accb6435b</meta:generator>
  </office:meta>
</office:document-meta>
</file>